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35cm" svg:stroke-color="#000000" draw:marker-start-width="0.353cm" draw:marker-end-width="0.353cm" draw:fill="none" draw:fill-color="#ffffff" draw:textarea-horizontal-align="center" draw:textarea-vertical-align="middle" draw:auto-grow-height="false" draw:auto-grow-width="false" fo:min-height="0cm" fo:min-width="0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Fine_20_Dashed_20__28_var_29_" svg:stroke-width="0.035cm" svg:stroke-color="#000000" draw:marker-start-width="0.353cm" draw:marker-end-width="0.353cm" draw:fill="solid" draw:fill-color="#ffffcc" draw:textarea-horizontal-align="center" draw:textarea-vertical-align="middle" draw:auto-grow-height="false" draw:auto-grow-width="false" fo:min-height="0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106cm" svg:stroke-color="#4700b8" draw:marker-start-width="0.358cm" draw:marker-end-width="0.358cm" draw:textarea-horizontal-align="center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4700b8" draw:marker-start-width="0.358cm" draw:marker-end="Arrow" draw:marker-end-width="0.458cm" draw:textarea-horizontal-align="center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4700b8" draw:marker-start="Arrow" draw:marker-start-width="0.462cm" draw:marker-end="" draw:marker-end-width="0.358cm" draw:textarea-horizontal-align="center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4700b8" draw:marker-start-width="0.358cm" draw:marker-end="" draw:marker-end-width="0.458cm" draw:textarea-horizontal-align="center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4700b8" draw:marker-start="" draw:marker-start-width="0.358cm" draw:marker-end="" draw:marker-end-width="0.358cm" draw:textarea-horizontal-align="center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4700b8" draw:marker-start="Arrow" draw:marker-start-width="0.462cm" draw:marker-end="" draw:marker-end-width="0.458cm" draw:textarea-horizontal-align="center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4700b8" draw:marker-start="" draw:marker-start-width="0.358cm" draw:marker-end="" draw:marker-end-width="0.458cm" draw:textarea-horizontal-align="center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4700b8" draw:marker-start="" draw:marker-start-width="0.358cm" draw:marker-end="Arrow" draw:marker-end-width="0.462cm" draw:textarea-horizontal-align="center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ff6633" draw:marker-start="Arrow" draw:marker-start-width="0.462cm" draw:marker-end="" draw:marker-end-width="0.358cm" draw:textarea-horizontal-align="center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ff6633" draw:marker-start-width="0.358cm" draw:marker-end="" draw:marker-end-width="0.458cm" draw:textarea-horizontal-align="center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ff6633" draw:marker-start="Arrow" draw:marker-start-width="0.462cm" draw:marker-end="" draw:marker-end-width="0.458cm" draw:textarea-horizontal-align="center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ff6633" draw:marker-start="" draw:marker-start-width="0.462cm" draw:marker-end="" draw:marker-end-width="0.358cm" draw:textarea-horizontal-align="center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ff6633" draw:marker-start="" draw:marker-start-width="0.462cm" draw:marker-end="Arrow" draw:marker-end-width="0.462cm" draw:textarea-horizontal-align="center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svg:stroke-width="0.106cm" svg:stroke-color="#ff6633" draw:marker-start="" draw:marker-start-width="0.462cm" draw:marker-end="" draw:marker-end-width="0.458cm" draw:textarea-horizontal-align="center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svg:stroke-width="0.106cm" svg:stroke-color="#ff6633" draw:marker-start-width="0.358cm" draw:marker-end="Arrow" draw:marker-end-width="0.462cm" draw:textarea-horizontal-align="center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216cm"/>
    </style:style>
    <style:style style:name="gr21" style:family="graphic" style:parent-style-name="standard">
      <style:graphic-properties draw:stroke="solid" svg:stroke-width="0.071cm" svg:stroke-color="#dc2300" draw:marker-start-width="0.306cm" draw:marker-end="Arrow" draw:marker-end-width="0.406cm" draw:textarea-horizontal-align="center" draw:textarea-vertical-align="middle" fo:padding-top="0.16cm" fo:padding-bottom="0.16cm" fo:padding-left="0.285cm" fo:padding-right="0.285cm"/>
    </style:style>
    <style:style style:name="gr22" style:family="graphic" style:parent-style-name="standard">
      <style:graphic-properties draw:stroke="solid" svg:stroke-width="0.071cm" svg:stroke-color="#808080" draw:marker-start="Arrow" draw:marker-start-width="0.406cm" draw:marker-end="" draw:marker-end-width="0.406cm" draw:textarea-horizontal-align="center" draw:textarea-vertical-align="middle" fo:padding-top="0.16cm" fo:padding-bottom="0.16cm" fo:padding-left="0.285cm" fo:padding-right="0.28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cm"/>
    </style:style>
    <style:style style:name="gr24" style:family="graphic" style:parent-style-name="standard">
      <style:graphic-properties draw:stroke="solid" svg:stroke-width="0.071cm" svg:stroke-color="#808080" draw:marker-start="" draw:marker-start-width="0.406cm" draw:marker-end="Arrow" draw:marker-end-width="0.406cm" draw:textarea-horizontal-align="center" draw:textarea-vertical-align="middle" fo:padding-top="0.16cm" fo:padding-bottom="0.16cm" fo:padding-left="0.285cm" fo:padding-right="0.285cm"/>
    </style:style>
    <style:style style:name="gr25" style:family="graphic" style:parent-style-name="standard">
      <style:graphic-properties draw:stroke="solid" svg:stroke-width="0.071cm" svg:stroke-color="#33cc66" draw:marker-start="Arrow" draw:marker-start-width="0.406cm" draw:marker-end="" draw:marker-end-width="0.406cm" draw:textarea-horizontal-align="center" draw:textarea-vertical-align="middle" fo:padding-top="0.16cm" fo:padding-bottom="0.16cm" fo:padding-left="0.285cm" fo:padding-right="0.285cm"/>
    </style:style>
    <style:style style:name="P1" style:family="paragraph">
      <style:paragraph-properties fo:text-align="center"/>
    </style:style>
    <style:style style:name="P2" style:family="paragraph">
      <style:text-properties fo:color="#280099" fo:font-size="16pt" style:font-size-asian="16pt" style:font-size-complex="16pt"/>
    </style:style>
    <style:style style:name="P3" style:family="paragraph">
      <style:paragraph-properties fo:text-align="center"/>
      <style:text-properties fo:color="#280099" fo:font-size="16pt" style:font-size-asian="16pt" style:font-size-complex="16pt"/>
    </style:style>
    <style:style style:name="P4" style:family="paragraph">
      <style:paragraph-properties fo:text-align="center"/>
      <style:text-properties fo:color="#cc6633" fo:font-size="16pt" style:font-size-asian="16pt" style:font-size-complex="16pt"/>
    </style:style>
    <style:style style:name="P5" style:family="paragraph">
      <style:text-properties fo:color="#cc6633" fo:font-size="16pt" style:font-size-asian="16pt" style:font-size-complex="16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text-properties fo:color="#808080" fo:font-size="16pt" style:font-size-asian="16pt" style:font-size-complex="16pt"/>
    </style:style>
    <style:style style:name="P8" style:family="paragraph">
      <style:text-properties fo:color="#dc2300" fo:font-size="16pt" style:font-size-asian="16pt" style:font-size-complex="16pt"/>
    </style:style>
    <style:style style:name="P9" style:family="paragraph">
      <style:text-properties fo:color="#00ae00" fo:font-size="16pt" style:font-size-asian="16pt" style:font-size-complex="16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color="#00ae00" fo:font-size="16pt" style:font-size-asian="16pt" style:font-size-complex="16pt"/>
    </style:style>
    <style:style style:name="P12" style:family="paragraph">
      <style:text-properties fo:color="#00ae00" fo:font-size="14pt" style:font-size-asian="14pt" style:font-size-complex="14pt"/>
    </style:style>
    <style:style style:name="T1" style:family="text">
      <style:text-properties fo:color="#280099" fo:font-size="16pt" style:font-size-asian="16pt" style:font-size-complex="16pt"/>
    </style:style>
    <style:style style:name="T2" style:family="text">
      <style:text-properties fo:color="#cc6633" fo:font-size="16pt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808080" fo:font-size="16pt" style:font-size-asian="16pt" style:font-size-complex="16pt"/>
    </style:style>
    <style:style style:name="T5" style:family="text">
      <style:text-properties fo:color="#dc2300" fo:font-size="16pt" style:font-size-asian="16pt" style:font-size-complex="16pt"/>
    </style:style>
    <style:style style:name="T6" style:family="text">
      <style:text-properties fo:color="#00ae00" fo:font-size="16pt" style:font-size-asian="16pt" style:font-size-complex="16pt"/>
    </style:style>
    <style:style style:name="T7" style:family="text">
      <style:text-properties fo:color="#00ae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5cm" svg:height="2.469cm" svg:x="8.114cm" svg:y="1.941cm">
          <draw:text-box>
            <text:p text:style-name="P1">пазар на крайни стоки и услуги</text:p>
          </draw:text-box>
        </draw:frame>
        <draw:frame draw:style-name="gr1" draw:text-style-name="P1" draw:layer="layout" svg:width="6.35cm" svg:height="2.469cm" svg:x="8.118cm" svg:y="12.524cm">
          <draw:text-box>
            <text:p text:style-name="P1">пазар на производствени фактори</text:p>
          </draw:text-box>
        </draw:frame>
        <draw:frame draw:style-name="gr2" draw:layer="layout" svg:width="4.939cm" svg:height="1.411cm" svg:x="0.706cm" svg:y="7.761cm">
          <draw:text-box>
            <text:p>домакинства</text:p>
          </draw:text-box>
        </draw:frame>
        <draw:frame draw:style-name="gr2" draw:layer="layout" svg:width="4.939cm" svg:height="1.411cm" svg:x="16.933cm" svg:y="7.761cm">
          <draw:text-box>
            <text:p>фирми</text:p>
          </draw:text-box>
        </draw:frame>
        <draw:line draw:style-name="gr3" draw:text-style-name="P1" draw:layer="layout" svg:x1="8.063cm" svg:y1="3.916cm" svg:x2="4.308cm" svg:y2="3.916cm">
          <text:p/>
        </draw:line>
        <draw:line draw:style-name="gr4" draw:text-style-name="P1" draw:layer="layout" svg:x1="4.368cm" svg:y1="3.892cm" svg:x2="4.34cm" svg:y2="7.73cm">
          <text:p/>
        </draw:line>
        <draw:line draw:style-name="gr5" draw:text-style-name="P1" draw:layer="layout" svg:x1="8.091cm" svg:y1="13.018cm" svg:x2="4.336cm" svg:y2="13.018cm">
          <text:p/>
        </draw:line>
        <draw:line draw:style-name="gr6" draw:text-style-name="P1" draw:layer="layout" svg:x1="4.368cm" svg:y1="9.194cm" svg:x2="4.34cm" svg:y2="13.032cm">
          <text:p/>
        </draw:line>
        <draw:line draw:style-name="gr7" draw:text-style-name="P1" draw:layer="layout" svg:x1="18.226cm" svg:y1="13.018cm" svg:x2="14.471cm" svg:y2="13.018cm">
          <text:p/>
        </draw:line>
        <draw:line draw:style-name="gr8" draw:text-style-name="P1" draw:layer="layout" svg:x1="18.197cm" svg:y1="9.137cm" svg:x2="18.169cm" svg:y2="12.975cm">
          <text:p/>
        </draw:line>
        <draw:line draw:style-name="gr9" draw:text-style-name="P1" draw:layer="layout" svg:x1="18.197cm" svg:y1="3.948cm" svg:x2="18.169cm" svg:y2="7.786cm">
          <text:p/>
        </draw:line>
        <draw:line draw:style-name="gr10" draw:text-style-name="P1" draw:layer="layout" svg:x1="18.255cm" svg:y1="3.916cm" svg:x2="14.5cm" svg:y2="3.916cm">
          <text:p/>
        </draw:line>
        <draw:line draw:style-name="gr11" draw:text-style-name="P1" draw:layer="layout" svg:x1="8.072cm" svg:y1="3.211cm" svg:x2="3.613cm" svg:y2="3.211cm">
          <text:p/>
        </draw:line>
        <draw:line draw:style-name="gr12" draw:text-style-name="P1" draw:layer="layout" svg:x1="3.662cm" svg:y1="3.186cm" svg:x2="3.634cm" svg:y2="7.73cm">
          <text:p/>
        </draw:line>
        <draw:line draw:style-name="gr13" draw:text-style-name="P1" draw:layer="layout" svg:x1="3.662cm" svg:y1="9.183cm" svg:x2="3.634cm" svg:y2="13.727cm">
          <text:p/>
        </draw:line>
        <draw:line draw:style-name="gr14" draw:text-style-name="P1" draw:layer="layout" svg:x1="8.072cm" svg:y1="13.794cm" svg:x2="3.613cm" svg:y2="13.794cm">
          <text:p/>
        </draw:line>
        <draw:line draw:style-name="gr15" draw:text-style-name="P1" draw:layer="layout" svg:x1="18.93cm" svg:y1="13.794cm" svg:x2="14.471cm" svg:y2="13.794cm">
          <text:p/>
        </draw:line>
        <draw:line draw:style-name="gr16" draw:text-style-name="P1" draw:layer="layout" svg:x1="18.902cm" svg:y1="9.183cm" svg:x2="18.874cm" svg:y2="13.727cm">
          <text:p/>
        </draw:line>
        <draw:line draw:style-name="gr17" draw:text-style-name="P1" draw:layer="layout" svg:x1="18.902cm" svg:y1="3.186cm" svg:x2="18.874cm" svg:y2="7.73cm">
          <text:p/>
        </draw:line>
        <draw:line draw:style-name="gr14" draw:text-style-name="P1" draw:layer="layout" svg:x1="18.959cm" svg:y1="3.211cm" svg:x2="14.5cm" svg:y2="3.211cm">
          <text:p/>
        </draw:line>
        <draw:frame draw:style-name="gr18" draw:text-style-name="P2" draw:layer="layout" svg:width="1.912cm" svg:height="0.878cm" svg:x="5.08cm" svg:y="4.137cm">
          <draw:text-box>
            <text:p><text:span text:style-name="T1">стоки</text:span></text:p>
          </draw:text-box>
        </draw:frame>
        <draw:frame draw:style-name="gr19" draw:text-style-name="P3" draw:layer="layout" svg:width="3.55cm" svg:height="1.505cm" svg:x="4.549cm" svg:y="11.401cm">
          <draw:text-box>
            <text:p text:style-name="P1"><text:span text:style-name="T1">труд, земя, </text:span></text:p>
            <text:p text:style-name="P1"><text:span text:style-name="T1">капитал</text:span></text:p>
          </draw:text-box>
        </draw:frame>
        <draw:frame draw:style-name="gr19" draw:text-style-name="P4" draw:layer="layout" svg:width="4.549cm" svg:height="1.505cm" svg:x="3.553cm" svg:y="13.964cm">
          <draw:text-box>
            <text:p text:style-name="P1"><text:span text:style-name="T2">заплата, рента,</text:span></text:p>
            <text:p text:style-name="P1"><text:span text:style-name="T2">лихва</text:span></text:p>
          </draw:text-box>
        </draw:frame>
        <draw:frame draw:style-name="gr20" draw:text-style-name="P5" draw:layer="layout" svg:width="2.744cm" svg:height="0.878cm" svg:x="4.61cm" svg:y="2.094cm">
          <draw:text-box>
            <text:p><text:span text:style-name="T2">пари</text:span></text:p>
          </draw:text-box>
        </draw:frame>
        <draw:frame draw:style-name="gr18" draw:text-style-name="P2" draw:layer="layout" svg:width="1.912cm" svg:height="0.878cm" svg:x="15.82cm" svg:y="4.137cm">
          <draw:text-box>
            <text:p><text:span text:style-name="T1">стоки</text:span></text:p>
          </draw:text-box>
        </draw:frame>
        <draw:frame draw:style-name="gr20" draw:text-style-name="P5" draw:layer="layout" svg:width="2.744cm" svg:height="0.878cm" svg:x="15.378cm" svg:y="2.094cm">
          <draw:text-box>
            <text:p><text:span text:style-name="T2">пари</text:span></text:p>
          </draw:text-box>
        </draw:frame>
        <draw:frame draw:style-name="gr19" draw:text-style-name="P3" draw:layer="layout" svg:width="3.55cm" svg:height="1.505cm" svg:x="14.571cm" svg:y="11.346cm">
          <draw:text-box>
            <text:p text:style-name="P1"><text:span text:style-name="T1">труд, земя, </text:span></text:p>
            <text:p text:style-name="P1"><text:span text:style-name="T1">капитал</text:span></text:p>
          </draw:text-box>
        </draw:frame>
        <draw:frame draw:style-name="gr19" draw:text-style-name="P4" draw:layer="layout" svg:width="4.549cm" svg:height="1.505cm" svg:x="14.57cm" svg:y="13.965cm">
          <draw:text-box>
            <text:p text:style-name="P1"><text:span text:style-name="T2">заплата, рента,</text:span></text:p>
            <text:p text:style-name="P1"><text:span text:style-name="T2">лихва</text:span></text:p>
          </draw:text-box>
        </draw:frame>
        <draw:frame draw:style-name="gr2" draw:text-style-name="P6" draw:layer="extended_flow" svg:width="3.175cm" svg:height="1.411cm" svg:x="0.707cm" svg:y="0.707cm">
          <draw:text-box>
            <text:p text:style-name="P1"><text:span text:style-name="T3">външен сектор</text:span></text:p>
          </draw:text-box>
        </draw:frame>
        <draw:line draw:style-name="gr21" draw:text-style-name="P1" draw:layer="extended_flow" svg:x1="1.792cm" svg:y1="7.636cm" svg:x2="1.764cm" svg:y2="2.224cm">
          <text:p/>
        </draw:line>
        <draw:line draw:style-name="gr22" draw:text-style-name="P1" draw:layer="extended_flow" svg:x1="2.322cm" svg:y1="7.636cm" svg:x2="2.294cm" svg:y2="2.224cm">
          <text:p/>
        </draw:line>
        <draw:frame draw:style-name="gr18" draw:text-style-name="P7" draw:layer="extended_flow" svg:width="1.709cm" svg:height="0.878cm" draw:transform="rotate (1.5707963267946) translate (2.402cm 5.904cm)">
          <draw:text-box>
            <text:p><text:span text:style-name="T4">внос</text:span></text:p>
          </draw:text-box>
        </draw:frame>
        <draw:frame draw:style-name="gr23" draw:text-style-name="P8" draw:layer="extended_flow" svg:width="4.697cm" svg:height="1.077cm" draw:transform="rotate (-1.57079632679579) translate (1.783cm 2.681cm)">
          <draw:text-box>
            <text:p><text:span text:style-name="T5">разходи за внос</text:span></text:p>
          </draw:text-box>
        </draw:frame>
        <draw:frame draw:style-name="gr2" draw:text-style-name="P6" draw:layer="extended_flow" svg:width="3.175cm" svg:height="1.411cm" svg:x="18.698cm" svg:y="0.708cm">
          <draw:text-box>
            <text:p text:style-name="P1"><text:span text:style-name="T3">външен сектор</text:span></text:p>
          </draw:text-box>
        </draw:frame>
        <draw:line draw:style-name="gr24" draw:text-style-name="P1" draw:layer="extended_flow" svg:x1="20.313cm" svg:y1="7.635cm" svg:x2="20.285cm" svg:y2="2.223cm">
          <text:p/>
        </draw:line>
        <draw:line draw:style-name="gr25" draw:text-style-name="P1" draw:layer="extended_flow" svg:x1="20.842cm" svg:y1="7.635cm" svg:x2="20.814cm" svg:y2="2.223cm">
          <text:p/>
        </draw:line>
        <draw:frame draw:style-name="gr23" draw:text-style-name="P7" draw:layer="extended_flow" svg:width="1.979cm" svg:height="1.077cm" draw:transform="rotate (-1.57079632679579) translate (20.181cm 3.867cm)">
          <draw:text-box>
            <text:p><text:span text:style-name="T4">износ</text:span></text:p>
          </draw:text-box>
        </draw:frame>
        <draw:frame draw:style-name="gr18" draw:text-style-name="P9" draw:layer="extended_flow" svg:width="5.006cm" svg:height="0.878cm" draw:transform="rotate (1.5707963267946) translate (20.994cm 7.146cm)">
          <draw:text-box>
            <text:p><text:span text:style-name="T6">приходи от износ</text:span></text:p>
          </draw:text-box>
        </draw:frame>
        <draw:frame draw:style-name="gr2" draw:text-style-name="P10" draw:layer="extended_flow" svg:width="4.939cm" svg:height="1.411cm" svg:x="8.792cm" svg:y="5.292cm">
          <draw:text-box>
            <text:p><text:span text:style-name="T3">правителство</text:span></text:p>
          </draw:text-box>
        </draw:frame>
        <draw:frame draw:style-name="gr2" draw:text-style-name="P6" draw:layer="extended_flow" svg:width="4.939cm" svg:height="1.411cm" svg:x="8.82cm" svg:y="10.231cm">
          <draw:text-box>
            <text:p text:style-name="P1"><text:span text:style-name="T3">финансов сектор</text:span></text:p>
          </draw:text-box>
        </draw:frame>
        <draw:line draw:style-name="gr25" draw:text-style-name="P1" draw:layer="extended_flow" svg:x1="5.818cm" svg:y1="8.002cm" svg:x2="8.996cm" svg:y2="6.991cm">
          <text:p/>
        </draw:line>
        <draw:line draw:style-name="gr21" draw:text-style-name="P1" draw:layer="extended_flow" svg:x1="5.364cm" svg:y1="7.461cm" svg:x2="8.537cm" svg:y2="6.419cm">
          <text:p/>
        </draw:line>
        <draw:line draw:style-name="gr25" draw:text-style-name="P1" draw:layer="extended_flow" svg:x1="5.818cm" svg:y1="8.89cm" svg:x2="8.996cm" svg:y2="9.901cm">
          <text:p/>
        </draw:line>
        <draw:line draw:style-name="gr21" draw:text-style-name="P1" draw:layer="extended_flow" svg:x1="5.366cm" svg:y1="9.462cm" svg:x2="8.539cm" svg:y2="10.504cm">
          <text:p/>
        </draw:line>
        <draw:line draw:style-name="gr21" draw:text-style-name="P1" draw:layer="extended_flow" svg:x1="17.361cm" svg:y1="7.495cm" svg:x2="14.188cm" svg:y2="6.453cm">
          <text:p/>
        </draw:line>
        <draw:line draw:style-name="gr25" draw:text-style-name="P1" draw:layer="extended_flow" svg:x1="16.584cm" svg:y1="8.004cm" svg:x2="13.406cm" svg:y2="6.993cm">
          <text:p/>
        </draw:line>
        <draw:line draw:style-name="gr25" draw:text-style-name="P1" draw:layer="extended_flow" svg:x1="16.584cm" svg:y1="8.89cm" svg:x2="13.406cm" svg:y2="9.901cm">
          <text:p/>
        </draw:line>
        <draw:line draw:style-name="gr21" draw:text-style-name="P1" draw:layer="extended_flow" svg:x1="17.362cm" svg:y1="7.496cm" svg:x2="14.189cm" svg:y2="6.454cm">
          <text:p/>
        </draw:line>
        <draw:line draw:style-name="gr21" draw:text-style-name="P1" draw:layer="extended_flow" svg:x1="17.362cm" svg:y1="9.462cm" svg:x2="14.189cm" svg:y2="10.504cm">
          <text:p/>
        </draw:line>
        <draw:frame draw:style-name="gr18" draw:text-style-name="P9" draw:layer="extended_flow" svg:width="2.085cm" svg:height="0.878cm" svg:x="10.249cm" svg:y="9.324cm">
          <draw:text-box>
            <text:p><text:span text:style-name="T6">заеми</text:span></text:p>
          </draw:text-box>
        </draw:frame>
        <draw:frame draw:style-name="gr18" draw:text-style-name="P11" draw:layer="extended_flow" svg:width="4.858cm" svg:height="1.505cm" svg:x="8.859cm" svg:y="6.7cm">
          <draw:text-box>
            <text:p text:style-name="P1"><text:span text:style-name="T6">правителствени </text:span></text:p>
            <text:p text:style-name="P1"><text:span text:style-name="T6">разходи</text:span></text:p>
          </draw:text-box>
        </draw:frame>
        <draw:frame draw:style-name="gr18" draw:text-style-name="P8" draw:layer="extended_flow" svg:width="2.441cm" svg:height="0.878cm" draw:transform="rotate (0.31415926535892) translate (5.292cm 6.364cm)">
          <draw:text-box>
            <text:p><text:span text:style-name="T5">данъци</text:span></text:p>
          </draw:text-box>
        </draw:frame>
        <draw:frame draw:style-name="gr18" draw:text-style-name="P8" draw:layer="extended_flow" svg:width="2.441cm" svg:height="0.878cm" draw:transform="rotate (0.31415926535892) translate (5.293cm 6.365cm)">
          <draw:text-box>
            <text:p><text:span text:style-name="T5">данъци</text:span></text:p>
          </draw:text-box>
        </draw:frame>
        <draw:frame draw:style-name="gr18" draw:text-style-name="P8" draw:layer="extended_flow" svg:width="2.441cm" svg:height="0.878cm" draw:transform="rotate (-0.314159265360107) translate (15.092cm 5.613cm)">
          <draw:text-box>
            <text:p><text:span text:style-name="T5">данъци</text:span></text:p>
          </draw:text-box>
        </draw:frame>
        <draw:frame draw:style-name="gr18" draw:text-style-name="P8" draw:layer="extended_flow" svg:width="3.787cm" svg:height="0.878cm" draw:transform="rotate (-0.314159265360107) translate (5.035cm 9.526cm)">
          <draw:text-box>
            <text:p><text:span text:style-name="T5">спестявания</text:span></text:p>
          </draw:text-box>
        </draw:frame>
        <draw:frame draw:style-name="gr18" draw:text-style-name="P8" draw:layer="extended_flow" svg:width="3.787cm" svg:height="0.878cm" draw:transform="rotate (0.31415926535892) translate (13.936cm 10.696cm)">
          <draw:text-box>
            <text:p><text:span text:style-name="T5">спестявания</text:span></text:p>
          </draw:text-box>
        </draw:frame>
        <draw:frame draw:style-name="gr18" draw:text-style-name="P12" draw:layer="layout" svg:width="3.876cm" svg:height="0.806cm" draw:transform="rotate (-0.314159265360107) translate (6.271cm 8.114cm)">
          <draw:text-box>
            <text:p><text:span text:style-name="T7">потребителски</text:span></text:p>
          </draw:text-box>
        </draw:frame>
        <draw:frame draw:style-name="gr18" draw:text-style-name="P12" draw:layer="layout" svg:width="3.999cm" svg:height="0.806cm" draw:transform="rotate (0.31415926535892) translate (12.348cm 9.35cm)">
          <draw:text-box>
            <text:p><text:span text:style-name="T7">инвестиционни</text:span></text:p>
          </draw:text-box>
        </draw:frame>
        <draw:line draw:style-name="gr25" draw:text-style-name="P1" draw:layer="layout" svg:x1="11.291cm" svg:y1="4.445cm" svg:x2="11.288cm" svg:y2="5.2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06cm" fo:margin-bottom="0.706cm" fo:margin-left="0.706cm" fo:margin-right="0.706cm" fo:page-width="22.578cm" fo:page-height="16.9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xtended_flow">
        <svg:title>Extended circular flow</svg:title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5-11-14T18:13:00</meta:creation-date>
    <meta:generator>OOoLight/1.1$Linux OpenOffice.org_project/110r1480$Build-110</meta:generator>
    <dc:date>2015-11-15T17:44:05</dc:date>
    <meta:editing-duration>PT04H21M10S</meta:editing-duration>
    <meta:editing-cycles>25</meta:editing-cycles>
    <meta:document-statistic meta:object-count="59"/>
  </office:meta>
</office:document-meta>
</file>